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1.15" style:family="table-row">
      <style:table-row-properties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bfeb3" officeooo:paragraph-rsid="001bf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dc61f" officeooo:paragraph-rsid="001dc6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AU" fo:font-style="normal" fo:text-shadow="none" style:text-underline-style="none" fo:font-weight="normal" officeooo:rsid="001ee53b" officeooo:paragraph-rsid="001ee5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Default Style">
        <table:table-column table:style-name="Tabla1.A" table:number-columns-repeated="2"/>
        <table:table-row>
          <table:table-cell table:style-name="Tabla1.A1" office:value-type="string">
            <text:p text:style-name="P2">Indent</text:p>
          </table:table-cell>
          <table:table-cell table:style-name="Tabla1.B1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Italics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Undo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Highlight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Justify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Bold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Align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Template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Format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File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Font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Layout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Header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>Footer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>Font size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>Toolbar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>Spellcheck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>Print preview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>Redo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3">Clipart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3">Macro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3">Table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4">FALTA LA PAGINA 43</text:p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1"/>
          </table:table-cell>
        </table:table-row>
        <table:table-row table:style-name="Tabla1.15"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string">
            <text:p text:style-name="P2"/>
          </table:table-cell>
          <table:table-cell table:style-name="Tabla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9:23:45.666000000</meta:creation-date>
    <dc:date>2024-05-22T19:30:01.666000000</dc:date>
    <meta:editing-duration>PT1M25S</meta:editing-duration>
    <meta:editing-cycles>2</meta:editing-cycles>
    <meta:generator>LibreOffice/7.4.3.2$Windows_X86_64 LibreOffice_project/1048a8393ae2eeec98dff31b5c133c5f1d08b890</meta:generator>
    <meta:document-statistic meta:table-count="1" meta:image-count="0" meta:object-count="0" meta:page-count="1" meta:paragraph-count="23" meta:word-count="28" meta:character-count="160" meta:non-whitespace-character-count="155"/>
  </office:meta>
</office:document-meta>
</file>